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FreeSans1" svg:font-family="FreeSans, Calibri" style:font-family-generic="swiss"/>
    <style:font-face style:name="Noto Sans Devanagari" svg:font-family="'Noto Sans Devanagari', Calibri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0"/>
    </style:style>
    <style:style style:name="P3" style:family="paragraph" style:parent-style-name="Heading">
      <style:paragraph-properties fo:margin-top="0in" fo:margin-bottom="0in" loext:contextual-spacing="false"/>
      <style:text-properties style:font-name="Times New Roman" fo:font-size="16pt" fo:font-weight="normal" style:font-size-asian="16pt" style:font-weight-asian="normal" style:font-name-complex="Times New Roman" style:font-size-complex="16pt" style:font-weight-complex="normal"/>
    </style:style>
    <style:style style:name="P4" style:family="paragraph" style:parent-style-name="Heading" style:master-page-name="Standard">
      <style:paragraph-properties fo:margin-top="0in" fo:margin-bottom="0in" loext:contextual-spacing="false" style:page-number="auto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0in" fo:text-align="justify" style:justify-single-word="false" fo:text-indent="0.3937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font-size="14pt" style:font-size-asian="14pt" style:font-size-complex="14pt"/>
    </style:style>
    <style:style style:name="T1" style:family="text">
      <style:text-properties fo:text-transform="uppercase" style:font-name="Times New Roman" fo:font-size="16pt" style:font-size-asian="16pt" style:font-name-complex="Times New Roman" style:font-size-complex="16pt"/>
    </style:style>
    <style:style style:name="T2" style:family="text">
      <style:text-properties style:font-name="Times New Roman" fo:font-size="16pt" fo:font-weight="normal" style:font-size-asian="16pt" style:font-weight-asian="normal" style:font-name-complex="Times New Roman" style:font-size-complex="16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ize="14pt" style:font-size-asian="14pt" style:font-size-complex="14pt"/>
    </style:style>
    <style:style style:name="T9" style:family="text">
      <style:text-properties style:text-position="super 58%"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language="uk" fo:country="U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SIMULATION OF COVID-19 CONTAINMENT APPROACHES BY seir MODEL </text:span></text:p>
      <text:p text:style-name="P3"/>
      <text:p text:style-name="P5"><text:span text:style-name="T3">Y. Ilnytskiy</text:span><text:span text:style-name="T8">1</text:span><text:span text:style-name="T3">, Y. Pasichnyk</text:span><text:span text:style-name="T8">2</text:span><text:span text:style-name="T3">, A. Botsula</text:span><text:span text:style-name="T8">3</text:span><text:span text:style-name="T3">, </text:span><text:span text:style-name="T4">M. Morhunenko</text:span><text:span text:style-name="T9">4</text:span><text:span text:style-name="T4">,</text:span><text:span text:style-name="T3"> O. Farenyuk</text:span><text:span text:style-name="T8">5</text:span><text:span text:style-name="T3"> </text:span></text:p>
      <text:p text:style-name="P6"/>
      <text:p text:style-name="P5"><text:span text:style-name="T7">1</text:span> iln@icmp.lviv.ua</text:p>
      <text:p text:style-name="P5"><text:span text:style-name="T7">2 </text:span>pasichnyk.y@ucu.edu.ua</text:p>
      <text:p text:style-name="P5"><text:span text:style-name="T7">3</text:span> botsula@ucu.edu.ua</text:p>
      <text:p text:style-name="P5"><text:span text:style-name="T7">4</text:span> morgunenko@ucu.edu.ua</text:p>
      <text:p text:style-name="P5"><text:span text:style-name="T7">5 </text:span>indrekis@icmp.lviv.ua</text:p>
      <text:p text:style-name="P8"/>
      <text:p text:style-name="P7"><text:span text:style-name="T3">The world faced the COVID-19 needs understanding how virus spreading can be controlled or terminated. While vaccines are actively developed, probably, the vaccine would not be available until next year [1]. So, quarantine and social distancing are the main methods available to authorities. Modeling is the main method to evaluate possible interventions before reliable data are available. We used the SEIR model [2] (Susceptible – Exposed – Infectious – Removed) extended with the new state “Isolated”, that can be described with the following parameters: death rate, incubation period and rate of asymptomatic disease [3]. Also, the SEIR model was tested in Kenya [4] and Wuhan [5] on COVID-19. Parameters of the pandemic were taken from [6]. The simulation allowed us to estimate the optimal number of isolation places in hospitals for the different death rates.</text:span></text:p>
      <text:p text:style-name="P8"/>
      <text:p text:style-name="P7"><text:span text:style-name="T3">[1]<text:tab/>Tung Thanh Le, et al., "The COVID-19 vaccine development landscape", Nature Reviews Drug Discovery, vol. 19, 305-306, 09 April 2020.</text:span></text:p>
      <text:p text:style-name="P7"><text:span text:style-name="T3">[2]<text:tab/>W. O. Kermack, A. G. McKendrick, "A Contribution to the Mathematical Theory of Epidemics", Proceedings of the Royal Society of London. Series A, Containing Papers of a Mathematical and Physical Character, 115(772), 700–721, 1927; Bulletin of Mathematical Biology. 53 (1–2): 33–55, 1991.</text:span></text:p>
      <text:p text:style-name="P7"><text:span text:style-name="T3">[3]<text:tab/>Г.І. Ільницький, Я.М. Ільницький, “</text:span><text:span text:style-name="T5">М</text:span><text:span text:style-name="T6">оделювання</text:span><text:span text:style-name="T3"> </text:span><text:span text:style-name="T6">поширення</text:span><text:span text:style-name="T3"> </text:span><text:span text:style-name="T6">захворювань</text:span><text:span text:style-name="T3"> </text:span><text:span text:style-name="T6">із</text:span><text:span text:style-name="T3"> </text:span><text:span text:style-name="T6">мультирезистентними</text:span><text:span text:style-name="T3"> </text:span><text:span text:style-name="T6">збудниками</text:span><text:span text:style-name="T3">”</text:span><text:span text:style-name="T5">, <text:s/></text:span><text:span text:style-name="T3">“Наукоємні технології”, vol. 28, </text:span><text:span text:style-name="T5">No 4, 2015.</text:span></text:p>
      <text:p text:style-name="P7"><text:span text:style-name="T3">[4] Duncan K. Gathungu, et al., “Modeling the Effects of Non-Pharmaceutical Interventions on COVID-19 Spread in Kenya”, medRxiv 2020.05.14.20102087.</text:span></text:p>
      <text:p text:style-name="P7"><text:span text:style-name="T3">[5]<text:tab/>Qianying Lin et al., “A conceptual model for the coronavirus disease 2019 (COVID-19) outbreak in Wuhan, China with individual reaction and governmental action”, International Journal of Infectious Diseases, vol. 93, 211-216, April 2020. </text:span></text:p>
      <text:p text:style-name="P7"><text:span text:style-name="T3">[6]<text:tab/>Coronavirus disease 2019 (COVID-19) situation report, World Health Organization, 2 April 202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FreeSans1" svg:font-family="FreeSans, Calibri" style:font-family-generic="swiss"/>
    <style:font-face style:name="Noto Sans Devanagari" svg:font-family="'Noto Sans Devanagari', Calibri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in" fo:margin-bottom="0.222in" loext:contextual-spacing="false" fo:text-align="center" style:justify-single-word="false"/>
      <style:text-properties style:font-name="Times" fo:font-family="Times" style:font-family-generic="roman" style:font-pitch="variable" fo:font-size="14pt" fo:font-weight="bold" style:font-size-asian="14pt" style:font-weight-asian="bold" style:font-name-complex="Times" style:font-family-complex="Times" style:font-family-generic-complex="roman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45in" loext:contextual-spacing="false" fo:line-height="150%" fo:text-align="justify" style:justify-single-word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List" style:family="paragraph" style:parent-style-name="Text_20_body" style:class="list">
      <style:text-properties style:font-name-complex="FreeSans1" style:font-family-complex="FreeSans, Calibri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Calibri" style:font-family-generic-complex="swiss"/>
    </style:style>
    <style:style style:name="Назва_20_об_27_єкта" style:display-name="Назва об'єкта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, Calibri" style:font-family-generic-complex="swiss" style:font-size-complex="12pt" style:font-style-complex="italic"/>
    </style:style>
    <style:style style:name="Назва_20_об_27_єкта1" style:display-name="Назва об'єкта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Calibri" style:font-family-generic-complex="swiss" style:font-size-complex="12pt" style:font-style-complex="italic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Times" fo:font-family="Times" style:font-family-generic="roman" style:font-pitch="variable" fo:font-size="14pt" fo:font-style="italic" style:font-size-asian="14pt" style:font-style-asian="italic" style:font-name-complex="Times" style:font-family-complex="Times" style:font-family-generic-complex="roman" style:font-pitch-complex="variable" style:font-size-complex="14pt" style:font-style-complex="italic"/>
    </style:style>
    <style:style style:name="_20_Знак_20_Знак_20_Знак_20_Знак1_20_Знак_20_Знак_20_Знак_20_Знак_20_Знак_20_Знак_20_Знак_20_Знак" style:display-name=" Знак Знак Знак Знак1 Знак Знак Знак Знак Знак Знак Знак Знак" style:family="paragraph" style:parent-style-name="Standard">
      <style:paragraph-properties fo:margin-left="0in" fo:margin-right="0in" fo:margin-top="0.0835in" fo:margin-bottom="0.111in" loext:contextual-spacing="false" fo:line-height="0.1665in" fo:text-align="justify" style:justify-single-word="false" fo:text-indent="0.4862in" style:auto-text-indent="fals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Шрифт_20_абзацу_20_за_20_замовчуванням" style:display-name="Шрифт абзацу за замовчуванням" style:family="text"/>
    <style:style style:name="Шрифт_20_абзацу_20_за_20_замовчуванням1" style:display-name="Шрифт абзацу за замовчуванням1" style:family="text"/>
    <style:style style:name="Основний_20_шрифт_20_абзацу" style:display-name="Основний шрифт абзацу" style:family="text"/>
    <style:style style:name="Page_20_Number" style:display-name="Page Number" style:family="text" style:parent-style-name="Основний_20_шрифт_20_абзацу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Незакрита_20_згадка" style:display-name="Незакрита згадка" style:family="text">
      <style:text-properties fo:color="#605e5c" fo:background-color="#e1dfd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0"/>
    </style:style>
    <style:page-layout style:name="Mpm1">
      <style:page-layout-properties fo:page-width="8.2681in" fo:page-height="11.6929in" style:num-format="1" style:print-orientation="portrait" fo:margin-top="0in" fo:margin-bottom="0.7874in" fo:margin-left="1.1028in" fo:margin-right="0.7874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bottom="1.142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ISPCS'20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emplate</dc:title>
    <dc:subject>abstract</dc:subject>
    <meta:keyword/>
    <meta:initial-creator>lk</meta:initial-creator>
    <meta:creation-date>2020-06-12T22:05:00</meta:creation-date>
    <dc:creator>Oleg Farenyuk</dc:creator>
    <dc:date>2020-06-12T22:05:00</dc:date>
    <meta:print-date>1995-11-21T17:41:00</meta:print-date>
    <meta:editing-cycles>2</meta:editing-cycles>
    <meta:document-statistic meta:table-count="0" meta:image-count="0" meta:object-count="0" meta:page-count="1" meta:paragraph-count="15" meta:word-count="312" meta:character-count="2180" meta:non-whitespace-character-count="1879"/>
    <meta:generator>LibreOffice/6.4.4.2$Linux_X86_64 LibreOffice_project/40$Build-2</meta:generator>
  </office:meta>
</office:document-meta>
</file>